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dcda" officeooo:paragraph-rsid="001adcda"/>
    </style:style>
    <style:style style:name="T1" style:family="text">
      <style:text-properties officeooo:rsid="001b6a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text:span text:style-name="T1">om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9:53:19.262686483</meta:creation-date>
    <dc:date>2019-11-25T21:13:21.144616191</dc:date>
    <meta:editing-duration>PT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